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512" table:style-name="ce26">
            <text:p>8512</text:p>
          </table:table-cell>
          <table:table-cell office:value-type="float" office:value="7529.9600000000128" table:style-name="ce44">
            <text:p>7529.96</text:p>
          </table:table-cell>
          <table:table-cell office:value-type="float" office:value="14393" table:style-name="ce43">
            <text:p>14393</text:p>
          </table:table-cell>
          <table:table-cell office:value-type="float" office:value="13365.890000000007" table:style-name="ce50">
            <text:p>13365.89</text:p>
          </table:table-cell>
          <table:table-cell office:value-type="float" office:value="8725" table:style-name="ce49">
            <text:p>8725</text:p>
          </table:table-cell>
          <table:table-cell office:value-type="float" office:value="8434.1600000000053" table:style-name="ce128">
            <text:p>8434.16</text:p>
          </table:table-cell>
          <table:table-cell office:value-type="float" office:value="3275" table:style-name="ce127">
            <text:p>3275</text:p>
          </table:table-cell>
          <table:table-cell office:value-type="float" office:value="3204.76" table:style-name="ce134">
            <text:p>3204.76</text:p>
          </table:table-cell>
          <table:table-cell office:value-type="float" office:value="300" table:style-name="ce133">
            <text:p>300</text:p>
          </table:table-cell>
          <table:table-cell office:value-type="float" office:value="294.40999999999997" table:style-name="ce146">
            <text:p>294.41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98">
            <text:p>0.00</text:p>
          </table:table-cell>
          <table:table-cell office:value-type="float" office:value="35205" table:content-validation-name="val2" table:style-name="ce110">
            <text:p>35,205</text:p>
          </table:table-cell>
          <table:table-cell office:value-type="float" office:value="32829.180000000029" table:content-validation-name="val2" table:style-name="ce109">
            <text:p>32,829.18</text:p>
          </table:table-cell>
          <table:table-cell office:value-type="float" office:value="1593" table:style-name="ce97">
            <text:p>1593</text:p>
          </table:table-cell>
          <table:table-cell office:value-type="float" office:value="1435.9999999999993" table:style-name="ce80">
            <text:p>1436.0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593" table:style-name="ce113">
            <text:p>1,593</text:p>
          </table:table-cell>
          <table:table-cell office:value-type="float" office:value="1435.9999999999993" table:style-name="ce120">
            <text:p>1,436.00</text:p>
          </table:table-cell>
          <table:table-cell office:value-type="float" office:value="36798" table:content-validation-name="val2" table:style-name="ce114">
            <text:p>36,798</text:p>
          </table:table-cell>
          <table:table-cell office:value-type="float" office:value="34265.180000000029" table:content-validation-name="val2" table:style-name="ce115">
            <text:p>34,265.18</text:p>
          </table:table-cell>
          <table:table-cell office:value-type="currency" office:value="83977997.080000013" table:content-validation-name="val1" table:style-name="ce12">
            <text:p>£83,977,997.08</text:p>
          </table:table-cell>
          <table:table-cell office:value-type="currency" office:value="10156462.849999994" table:content-validation-name="val1" table:style-name="ce12">
            <text:p>£10,156,462.85</text:p>
          </table:table-cell>
          <table:table-cell office:value-type="currency" office:value="1820777.42" table:content-validation-name="val1" table:style-name="ce12">
            <text:p>£1,820,777.42</text:p>
          </table:table-cell>
          <table:table-cell office:value-type="currency" office:value="248722.41" table:content-validation-name="val1" table:style-name="ce12">
            <text:p>£248,722.41</text:p>
          </table:table-cell>
          <table:table-cell office:value-type="currency" office:value="24372323.559999999" table:content-validation-name="val1" table:style-name="ce12">
            <text:p>£24,372,323.56</text:p>
          </table:table-cell>
          <table:table-cell office:value-type="currency" office:value="10018145.1" table:content-validation-name="val1" table:style-name="ce12">
            <text:p>£10,018,145.10</text:p>
          </table:table-cell>
          <table:table-cell office:value-type="currency" office:value="130594428.42" table:style-name="ce13">
            <text:p>£130,594,428.42</text:p>
          </table:table-cell>
          <table:table-cell office:value-type="currency" office:value="1046140.6200000001" table:content-validation-name="val1" table:style-name="ce14">
            <text:p>£1,046,140.62</text:p>
          </table:table-cell>
          <table:table-cell office:value-type="currency" office:value="141046.96" table:content-validation-name="val1" table:style-name="ce14">
            <text:p>£141,046.96</text:p>
          </table:table-cell>
          <table:table-cell office:value-type="currency" office:value="1187187.58" table:style-name="ce13">
            <text:p>£1,187,187.58</text:p>
          </table:table-cell>
          <table:table-cell office:value-type="currency" office:value="131781616" table:style-name="ce15">
            <text:p>£131,781,616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57" table:style-name="ce27">
            <text:p>357</text:p>
          </table:table-cell>
          <table:table-cell office:value-type="float" office:value="281.48999999999972" table:style-name="ce45">
            <text:p>281.49</text:p>
          </table:table-cell>
          <table:table-cell office:value-type="float" office:value="287" table:style-name="ce46">
            <text:p>287</text:p>
          </table:table-cell>
          <table:table-cell office:value-type="float" office:value="255.887" table:style-name="ce51">
            <text:p>255.89</text:p>
          </table:table-cell>
          <table:table-cell office:value-type="float" office:value="343" table:style-name="ce52">
            <text:p>343</text:p>
          </table:table-cell>
          <table:table-cell office:value-type="float" office:value="327.56" table:style-name="ce129">
            <text:p>327.56</text:p>
          </table:table-cell>
          <table:table-cell office:value-type="float" office:value="55" table:style-name="ce130">
            <text:p>55</text:p>
          </table:table-cell>
          <table:table-cell office:value-type="float" office:value="53.59" table:style-name="ce135">
            <text:p>53.59</text:p>
          </table:table-cell>
          <table:table-cell office:value-type="float" office:value="9" table:style-name="ce136">
            <text:p>9</text:p>
          </table:table-cell>
          <table:table-cell office:value-type="float" office:value="9" table:style-name="ce147">
            <text:p>9.00</text:p>
          </table:table-cell>
          <table:table-cell office:value-type="float" office:value="6" table:style-name="ce148">
            <text:p>6</text:p>
          </table:table-cell>
          <table:table-cell office:value-type="float" office:value="0.79" table:style-name="ce99">
            <text:p>0.79</text:p>
          </table:table-cell>
          <table:table-cell office:value-type="float" office:value="1057" table:content-validation-name="val2" table:style-name="ce110">
            <text:p>1,057</text:p>
          </table:table-cell>
          <table:table-cell office:value-type="float" office:value="928.31699999999967" table:content-validation-name="val2" table:style-name="ce109">
            <text:p>928.32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5" table:style-name="ce64">
            <text:p>5</text:p>
          </table:table-cell>
          <table:table-cell office:value-type="float" office:value="5" table:style-name="ce75">
            <text:p>5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3">
            <text:p>5</text:p>
          </table:table-cell>
          <table:table-cell office:value-type="float" office:value="5" table:style-name="ce120">
            <text:p>5.00</text:p>
          </table:table-cell>
          <table:table-cell office:value-type="float" office:value="1062" table:content-validation-name="val2" table:style-name="ce114">
            <text:p>1,062</text:p>
          </table:table-cell>
          <table:table-cell office:value-type="float" office:value="933.31699999999967" table:content-validation-name="val2" table:style-name="ce115">
            <text:p>933.32</text:p>
          </table:table-cell>
          <table:table-cell office:value-type="currency" office:value="2343206.2599999998" table:content-validation-name="val1" table:style-name="ce12">
            <text:p>£2,343,206.26</text:p>
          </table:table-cell>
          <table:table-cell office:value-type="currency" office:value="5702.99" table:content-validation-name="val1" table:style-name="ce12">
            <text:p>£5,702.9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6273.88" table:content-validation-name="val1" table:style-name="ce12">
            <text:p>£46,273.88</text:p>
          </table:table-cell>
          <table:table-cell office:value-type="currency" office:value="620061.46" table:style-name="ce12">
            <text:p>£620,061.46</text:p>
          </table:table-cell>
          <table:table-cell office:value-type="currency" office:value="227570.04" table:content-validation-name="val1" table:style-name="ce12">
            <text:p>£227,570.04</text:p>
          </table:table-cell>
          <table:table-cell office:value-type="currency" office:value="3242814.63" table:style-name="ce13">
            <text:p>£3,242,814.63</text:p>
          </table:table-cell>
          <table:table-cell office:value-type="currency" office:value="244432.18" table:content-validation-name="val1" table:style-name="ce14">
            <text:p>£244,432.18</text:p>
          </table:table-cell>
          <table:table-cell office:value-type="currency" office:value="145552.4" table:content-validation-name="val1" table:style-name="ce14">
            <text:p>£145,552.40</text:p>
          </table:table-cell>
          <table:table-cell office:value-type="currency" office:value="389984.57999999996" table:style-name="ce13">
            <text:p>£389,984.58</text:p>
          </table:table-cell>
          <table:table-cell office:value-type="currency" office:value="3632799.21" table:style-name="ce15">
            <text:p>£3,632,799.21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97" table:style-name="ce28">
            <text:p>197</text:p>
          </table:table-cell>
          <table:table-cell office:value-type="float" office:value="190.4" table:style-name="ce47">
            <text:p>190.40</text:p>
          </table:table-cell>
          <table:table-cell office:value-type="float" office:value="479" table:style-name="ce48">
            <text:p>479</text:p>
          </table:table-cell>
          <table:table-cell office:value-type="float" office:value="460.8" table:style-name="ce53">
            <text:p>460.80</text:p>
          </table:table-cell>
          <table:table-cell office:value-type="float" office:value="288" table:style-name="ce54">
            <text:p>288</text:p>
          </table:table-cell>
          <table:table-cell office:value-type="float" office:value="280.5" table:style-name="ce131">
            <text:p>280.50</text:p>
          </table:table-cell>
          <table:table-cell office:value-type="float" office:value="44" table:style-name="ce132">
            <text:p>44</text:p>
          </table:table-cell>
          <table:table-cell office:value-type="float" office:value="43.2" table:style-name="ce137">
            <text:p>43.20</text:p>
          </table:table-cell>
          <table:table-cell office:value-type="float" office:value="14" table:style-name="ce138">
            <text:p>14</text:p>
          </table:table-cell>
          <table:table-cell office:value-type="float" office:value="13.6" table:style-name="ce149">
            <text:p>13.60</text:p>
          </table:table-cell>
          <table:table-cell office:value-type="float" office:value="7" table:style-name="ce150">
            <text:p>7</text:p>
          </table:table-cell>
          <table:table-cell office:value-type="float" office:value="1.5" table:style-name="ce105">
            <text:p>1.50</text:p>
          </table:table-cell>
          <table:table-cell office:value-type="float" office:value="1029" table:content-validation-name="val2" table:style-name="ce110">
            <text:p>1,029</text:p>
          </table:table-cell>
          <table:table-cell office:value-type="float" office:value="990.00000000000011" table:content-validation-name="val2" table:style-name="ce109">
            <text:p>990.00</text:p>
          </table:table-cell>
          <table:table-cell office:value-type="float" office:value="9" table:style-name="ce101">
            <text:p>9</text:p>
          </table:table-cell>
          <table:table-cell office:value-type="float" office:value="9" table:style-name="ce83">
            <text:p>9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2" table:style-name="ce66">
            <text:p>2</text:p>
          </table:table-cell>
          <table:table-cell office:value-type="float" office:value="1.3" table:style-name="ce77">
            <text:p>1.3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1" table:style-name="ce113">
            <text:p>11</text:p>
          </table:table-cell>
          <table:table-cell office:value-type="float" office:value="10.3" table:style-name="ce120">
            <text:p>10.30</text:p>
          </table:table-cell>
          <table:table-cell office:value-type="float" office:value="1040" table:content-validation-name="val2" table:style-name="ce114">
            <text:p>1,040</text:p>
          </table:table-cell>
          <table:table-cell office:value-type="float" office:value="1000.3000000000001" table:content-validation-name="val2" table:style-name="ce115">
            <text:p>1,000.30</text:p>
          </table:table-cell>
          <table:table-cell office:value-type="currency" office:value="2962787" table:content-validation-name="val1" table:style-name="ce12">
            <text:p>£2,962,787.00</text:p>
          </table:table-cell>
          <table:table-cell office:value-type="currency" office:value="124436" table:content-validation-name="val1" table:style-name="ce12">
            <text:p>£124,43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0122" table:content-validation-name="val1" table:style-name="ce12">
            <text:p>£10,122.00</text:p>
          </table:table-cell>
          <table:table-cell office:value-type="currency" office:value="795918" table:content-validation-name="val1" table:style-name="ce12">
            <text:p>£795,918.00</text:p>
          </table:table-cell>
          <table:table-cell office:value-type="currency" office:value="337688" table:content-validation-name="val1" table:style-name="ce12">
            <text:p>£337,688.00</text:p>
          </table:table-cell>
          <table:table-cell office:value-type="currency" office:value="4230951" table:style-name="ce13">
            <text:p>£4,230,951.00</text:p>
          </table:table-cell>
          <table:table-cell office:value-type="currency" office:value="69359" table:content-validation-name="val1" table:style-name="ce14">
            <text:p>£69,359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69359" table:style-name="ce13">
            <text:p>£69,359.00</text:p>
          </table:table-cell>
          <table:table-cell office:value-type="currency" office:value="4300310" table:style-name="ce15">
            <text:p>£4,300,310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9" table:style-name="ce34">
            <text:p>9</text:p>
          </table:table-cell>
          <table:table-cell office:value-type="float" office:value="8.6" table:style-name="ce38">
            <text:p>8.60</text:p>
          </table:table-cell>
          <table:table-cell office:value-type="float" office:value="8" table:style-name="ce37">
            <text:p>8</text:p>
          </table:table-cell>
          <table:table-cell office:value-type="float" office:value="7.8" table:style-name="ce56">
            <text:p>7.80</text:p>
          </table:table-cell>
          <table:table-cell office:value-type="float" office:value="37" table:style-name="ce55">
            <text:p>37</text:p>
          </table:table-cell>
          <table:table-cell office:value-type="float" office:value="37" table:style-name="ce122">
            <text:p>37.00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140">
            <text:p>3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59" table:content-validation-name="val2" table:style-name="ce110">
            <text:p>59</text:p>
          </table:table-cell>
          <table:table-cell office:value-type="float" office:value="57.83" table:content-validation-name="val2" table:style-name="ce109">
            <text:p>57.8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59" table:content-validation-name="val2" table:style-name="ce114">
            <text:p>59</text:p>
          </table:table-cell>
          <table:table-cell office:value-type="float" office:value="57.83" table:content-validation-name="val2" table:style-name="ce115">
            <text:p>57.83</text:p>
          </table:table-cell>
          <table:table-cell office:value-type="currency" office:value="191323.15" table:content-validation-name="val1" table:style-name="ce12">
            <text:p>£191,323.15</text:p>
          </table:table-cell>
          <table:table-cell office:value-type="currency" office:value="1797.73" table:content-validation-name="val1" table:style-name="ce12">
            <text:p>£1,797.7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8735.58" table:content-validation-name="val1" table:style-name="ce12">
            <text:p>£48,735.58</text:p>
          </table:table-cell>
          <table:table-cell office:value-type="currency" office:value="20484.259999999998" table:content-validation-name="val1" table:style-name="ce12">
            <text:p>£20,484.26</text:p>
          </table:table-cell>
          <table:table-cell office:value-type="currency" office:value="262340.72000000003" table:style-name="ce13">
            <text:p>£262,340.72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62340.72000000003" table:style-name="ce15">
            <text:p>£262,340.72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80" table:style-name="ce35">
            <text:p>80</text:p>
          </table:table-cell>
          <table:table-cell office:value-type="float" office:value="69.650000000000006" table:style-name="ce39">
            <text:p>69.65</text:p>
          </table:table-cell>
          <table:table-cell office:value-type="float" office:value="90" table:style-name="ce40">
            <text:p>90</text:p>
          </table:table-cell>
          <table:table-cell office:value-type="float" office:value="89.24" table:style-name="ce57">
            <text:p>89.24</text:p>
          </table:table-cell>
          <table:table-cell office:value-type="float" office:value="78" table:style-name="ce58">
            <text:p>78</text:p>
          </table:table-cell>
          <table:table-cell office:value-type="float" office:value="77.41" table:style-name="ce123">
            <text:p>77.41</text:p>
          </table:table-cell>
          <table:table-cell office:value-type="float" office:value="16" table:style-name="ce124">
            <text:p>16</text:p>
          </table:table-cell>
          <table:table-cell office:value-type="float" office:value="15.6" table:style-name="ce141">
            <text:p>15.60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000000000000001" table:style-name="ce107">
            <text:p>1.10</text:p>
          </table:table-cell>
          <table:table-cell office:value-type="float" office:value="274" table:content-validation-name="val2" table:style-name="ce110">
            <text:p>274</text:p>
          </table:table-cell>
          <table:table-cell office:value-type="float" office:value="257" table:content-validation-name="val2" table:style-name="ce109">
            <text:p>257.00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4" table:style-name="ce94">
            <text:p>4</text:p>
          </table:table-cell>
          <table:table-cell office:value-type="float" office:value="3.4" table:style-name="ce118">
            <text:p>3.4</text:p>
          </table:table-cell>
          <table:table-cell office:value-type="float" office:value="4" table:style-name="ce113">
            <text:p>4</text:p>
          </table:table-cell>
          <table:table-cell office:value-type="float" office:value="3.4" table:style-name="ce120">
            <text:p>3.40</text:p>
          </table:table-cell>
          <table:table-cell office:value-type="float" office:value="278" table:content-validation-name="val2" table:style-name="ce114">
            <text:p>278</text:p>
          </table:table-cell>
          <table:table-cell office:value-type="float" office:value="260.39999999999998" table:content-validation-name="val2" table:style-name="ce115">
            <text:p>260.40</text:p>
          </table:table-cell>
          <table:table-cell office:value-type="currency" office:value="818583.36" table:content-validation-name="val1" table:style-name="ce12">
            <text:p>£818,583.36</text:p>
          </table:table-cell>
          <table:table-cell office:value-type="currency" office:value="15426.45" table:content-validation-name="val1" table:style-name="ce12">
            <text:p>£15,426.45</text:p>
          </table:table-cell>
          <table:table-cell office:value-type="currency" office:value="2000" table:content-validation-name="val1" table:style-name="ce12">
            <text:p>£2,000.00</text:p>
          </table:table-cell>
          <table:table-cell office:value-type="currency" office:value="24658.57" table:content-validation-name="val1" table:style-name="ce12">
            <text:p>£24,658.57</text:p>
          </table:table-cell>
          <table:table-cell office:value-type="currency" office:value="198666.17" table:content-validation-name="val1" table:style-name="ce12">
            <text:p>£198,666.17</text:p>
          </table:table-cell>
          <table:table-cell office:value-type="currency" office:value="88393.95" table:content-validation-name="val1" table:style-name="ce12">
            <text:p>£88,393.95</text:p>
          </table:table-cell>
          <table:table-cell office:value-type="currency" office:value="1147728.4999999998" table:style-name="ce13">
            <text:p>£1,147,728.5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67979" table:content-validation-name="val1" table:style-name="ce14">
            <text:p>£67,979.00</text:p>
          </table:table-cell>
          <table:table-cell office:value-type="currency" office:value="67979" table:style-name="ce13">
            <text:p>£67,979.00</text:p>
          </table:table-cell>
          <table:table-cell office:value-type="currency" office:value="1215707.4999999998" table:style-name="ce15">
            <text:p>£1,215,707.5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7" table:style-name="ce36">
            <text:p>7</text:p>
          </table:table-cell>
          <table:table-cell office:value-type="float" office:value="7" table:style-name="ce41">
            <text:p>7.00</text:p>
          </table:table-cell>
          <table:table-cell office:value-type="float" office:value="8" table:style-name="ce42">
            <text:p>8</text:p>
          </table:table-cell>
          <table:table-cell office:value-type="float" office:value="6.69" table:style-name="ce59">
            <text:p>6.69</text:p>
          </table:table-cell>
          <table:table-cell office:value-type="float" office:value="84" table:style-name="ce60">
            <text:p>84</text:p>
          </table:table-cell>
          <table:table-cell office:value-type="float" office:value="82.98" table:style-name="ce125">
            <text:p>82.98</text:p>
          </table:table-cell>
          <table:table-cell office:value-type="float" office:value="9" table:style-name="ce126">
            <text:p>9</text:p>
          </table:table-cell>
          <table:table-cell office:value-type="float" office:value="8.8000000000000007" table:style-name="ce143">
            <text:p>8.8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5">
            <text:p>2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0" table:content-validation-name="val2" table:style-name="ce110">
            <text:p>110</text:p>
          </table:table-cell>
          <table:table-cell office:value-type="float" office:value="107.47" table:content-validation-name="val2" table:style-name="ce109">
            <text:p>107.47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10" table:content-validation-name="val2" table:style-name="ce114">
            <text:p>110</text:p>
          </table:table-cell>
          <table:table-cell office:value-type="float" office:value="107.47" table:content-validation-name="val2" table:style-name="ce115">
            <text:p>107.47</text:p>
          </table:table-cell>
          <table:table-cell office:value-type="currency" office:value="296563.14" table:content-validation-name="val1" table:style-name="ce12">
            <text:p>£296,563.14</text:p>
          </table:table-cell>
          <table:table-cell office:value-type="currency" office:value="8207.7900000000009" table:content-validation-name="val1" table:style-name="ce12">
            <text:p>£8,207.7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6122.17" table:content-validation-name="val1" table:style-name="ce12">
            <text:p>£76,122.17</text:p>
          </table:table-cell>
          <table:table-cell office:value-type="currency" office:value="31196.67" table:content-validation-name="val1" table:style-name="ce12">
            <text:p>£31,196.67</text:p>
          </table:table-cell>
          <table:table-cell office:value-type="currency" office:value="412089.76999999996" table:style-name="ce13">
            <text:p>£412,089.77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12089.76999999996" table:style-name="ce15">
            <text:p>£412,089.77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0-10-26T15:34:40Z</dc:date>
  </office:meta>
</office:document-meta>
</file>